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34e8d8" officeooo:paragraph-rsid="0034e8d8"/>
    </style:style>
    <style:style style:name="P3" style:family="paragraph" style:parent-style-name="Standard">
      <style:paragraph-properties fo:text-align="justify" style:justify-single-word="false"/>
      <style:text-properties officeooo:paragraph-rsid="00363197"/>
    </style:style>
    <style:style style:name="P4" style:family="paragraph" style:parent-style-name="Heading_20_1">
      <style:text-properties officeooo:rsid="0030f3c4" officeooo:paragraph-rsid="0030f3c4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Heading_20_2">
      <style:text-properties officeooo:paragraph-rsid="0030f3c4"/>
    </style:style>
    <style:style style:name="P7" style:family="paragraph" style:parent-style-name="Standard">
      <style:text-properties officeooo:paragraph-rsid="0030f3c4"/>
    </style:style>
    <style:style style:name="P8" style:family="paragraph" style:parent-style-name="Heading_20_2">
      <style:text-properties officeooo:paragraph-rsid="0033a5cf"/>
    </style:style>
    <style:style style:name="P9" style:family="paragraph" style:parent-style-name="Standard">
      <style:text-properties officeooo:paragraph-rsid="0033a5cf"/>
    </style:style>
    <style:style style:name="P10" style:family="paragraph" style:parent-style-name="Heading_20_1" style:list-style-name="">
      <style:paragraph-properties style:line-height-at-least="0.423cm" fo:orphans="0" fo:widows="0"/>
      <style:text-properties officeooo:rsid="00371df0" officeooo:paragraph-rsid="00371df0"/>
    </style:style>
    <style:style style:name="P11" style:family="paragraph" style:parent-style-name="Heading_20_1">
      <style:paragraph-properties fo:break-before="page"/>
      <style:text-properties officeooo:rsid="00391f9b" officeooo:paragraph-rsid="00391f9b"/>
    </style:style>
    <style:style style:name="P12" style:family="paragraph" style:parent-style-name="Standard">
      <style:text-properties officeooo:paragraph-rsid="00391f9b"/>
    </style:style>
    <style:style style:name="P13" style:family="paragraph" style:parent-style-name="Standard" style:list-style-name="L1">
      <style:text-properties officeooo:rsid="001fc438" officeooo:paragraph-rsid="0037fa28"/>
    </style:style>
    <style:style style:name="P14" style:family="paragraph" style:parent-style-name="Standard" style:list-style-name="L1">
      <style:text-properties officeooo:rsid="001dcff7" officeooo:paragraph-rsid="0037fa28"/>
    </style:style>
    <style:style style:name="P15" style:family="paragraph" style:parent-style-name="Standard">
      <style:text-properties officeooo:rsid="001fc438" officeooo:paragraph-rsid="0037fa28"/>
    </style:style>
    <style:style style:name="P16" style:family="paragraph" style:parent-style-name="Heading_20_2">
      <style:text-properties officeooo:paragraph-rsid="0037fa28"/>
    </style:style>
    <style:style style:name="P17" style:family="paragraph" style:parent-style-name="Standard" style:list-style-name="L2">
      <style:text-properties officeooo:rsid="001fc438" officeooo:paragraph-rsid="0037fa28"/>
    </style:style>
    <style:style style:name="P18" style:family="paragraph" style:parent-style-name="Standard" style:list-style-name="L2">
      <style:text-properties officeooo:rsid="00218089" officeooo:paragraph-rsid="0037fa28"/>
    </style:style>
    <style:style style:name="P19" style:family="paragraph" style:parent-style-name="Standard">
      <style:text-properties fo:color="#ff0000" loext:opacity="100%" officeooo:rsid="00218089" officeooo:paragraph-rsid="0037fa28" fo:background-color="transparent"/>
    </style:style>
    <style:style style:name="P20" style:family="paragraph" style:parent-style-name="Standard" style:list-style-name="L3">
      <style:text-properties style:use-window-font-color="true" loext:opacity="0%" officeooo:rsid="00218089" officeooo:paragraph-rsid="003dbc14"/>
    </style:style>
    <style:style style:name="P21" style:family="paragraph" style:parent-style-name="Standard" style:list-style-name="L3">
      <style:text-properties officeooo:rsid="00218089" officeooo:paragraph-rsid="003dbc14"/>
    </style:style>
    <style:style style:name="P22" style:family="paragraph" style:parent-style-name="Standard">
      <style:text-properties fo:color="#ffff00" loext:opacity="100%" officeooo:rsid="00218089" officeooo:paragraph-rsid="003dbc14"/>
    </style:style>
    <style:style style:name="P23" style:family="paragraph" style:parent-style-name="Standard" style:list-style-name="L4">
      <style:text-properties officeooo:rsid="00218089" officeooo:paragraph-rsid="003cde57"/>
    </style:style>
    <style:style style:name="P24" style:family="paragraph" style:parent-style-name="Standard">
      <style:text-properties officeooo:paragraph-rsid="0037fa28"/>
    </style:style>
    <style:style style:name="P25" style:family="paragraph" style:parent-style-name="Heading_20_1">
      <style:text-properties officeooo:rsid="00391f9b" officeooo:paragraph-rsid="00391f9b"/>
    </style:style>
    <style:style style:name="P26" style:family="paragraph" style:parent-style-name="Standard">
      <style:text-properties officeooo:rsid="001fc438" officeooo:paragraph-rsid="003aa418"/>
    </style:style>
    <style:style style:name="P27" style:family="paragraph" style:parent-style-name="Heading_20_2">
      <style:text-properties officeooo:rsid="00391f9b" officeooo:paragraph-rsid="003aa418"/>
    </style:style>
    <style:style style:name="P28" style:family="paragraph" style:parent-style-name="Standard" style:list-style-name="L2">
      <style:text-properties style:use-window-font-color="true" loext:opacity="0%" officeooo:rsid="00218089" officeooo:paragraph-rsid="003f12bf"/>
    </style:style>
    <style:style style:name="P29" style:family="paragraph" style:parent-style-name="Standard" style:list-style-name="L2">
      <style:text-properties style:use-window-font-color="true" loext:opacity="0%" officeooo:rsid="00218089" officeooo:paragraph-rsid="003f12bf" fo:background-color="transparent"/>
    </style:style>
    <style:style style:name="P30" style:family="paragraph" style:parent-style-name="Standard">
      <style:text-properties fo:color="#ff0000" loext:opacity="100%" officeooo:rsid="00218089" officeooo:paragraph-rsid="003f12bf" fo:background-color="transparent"/>
    </style:style>
    <style:style style:name="P31" style:family="paragraph" style:parent-style-name="Standard">
      <style:text-properties officeooo:paragraph-rsid="003aa418"/>
    </style:style>
    <style:style style:name="P32" style:family="paragraph" style:parent-style-name="Standard" style:list-style-name="L5">
      <style:text-properties style:use-window-font-color="true" loext:opacity="0%" officeooo:rsid="00240f72" officeooo:paragraph-rsid="003fae9e"/>
    </style:style>
    <style:style style:name="P33" style:family="paragraph" style:parent-style-name="Heading_20_2">
      <style:text-properties officeooo:rsid="003f12bf" officeooo:paragraph-rsid="003fae9e"/>
    </style:style>
    <style:style style:name="P34" style:family="paragraph" style:parent-style-name="Standard" style:list-style-name="L6">
      <style:text-properties style:use-window-font-color="true" loext:opacity="0%" officeooo:rsid="00240f72" officeooo:paragraph-rsid="003fae9e"/>
    </style:style>
    <style:style style:name="P35" style:family="paragraph" style:parent-style-name="Standard" style:list-style-name="L7">
      <style:text-properties style:use-window-font-color="true" loext:opacity="0%" officeooo:rsid="00240f72" officeooo:paragraph-rsid="003fae9e"/>
    </style:style>
    <style:style style:name="P36" style:family="paragraph" style:parent-style-name="Standard" style:list-style-name="L4">
      <style:text-properties style:use-window-font-color="true" loext:opacity="0%" officeooo:rsid="00218089" officeooo:paragraph-rsid="003dbc14"/>
    </style:style>
    <style:style style:name="P37" style:family="paragraph" style:parent-style-name="Standard">
      <style:text-properties officeooo:paragraph-rsid="00218089"/>
    </style:style>
    <style:style style:name="T1" style:family="text">
      <style:text-properties officeooo:rsid="0033a5cf"/>
    </style:style>
    <style:style style:name="T2" style:family="text">
      <style:text-properties officeooo:rsid="00363197"/>
    </style:style>
    <style:style style:name="T3" style:family="text">
      <style:text-properties officeooo:rsid="00371df0"/>
    </style:style>
    <style:style style:name="T4" style:family="text">
      <style:text-properties fo:font-style="italic" officeooo:rsid="00363197" style:font-style-asian="italic" style:font-style-complex="italic"/>
    </style:style>
    <style:style style:name="T5" style:family="text">
      <style:text-properties officeooo:rsid="0035153e"/>
    </style:style>
    <style:style style:name="T6" style:family="text">
      <style:text-properties officeooo:rsid="0034e8d8"/>
    </style:style>
    <style:style style:name="T7" style:family="text">
      <style:text-properties officeooo:rsid="00391f9b"/>
    </style:style>
    <style:style style:name="T8" style:family="text">
      <style:text-properties officeooo:rsid="00218089"/>
    </style:style>
    <style:style style:name="T9" style:family="text">
      <style:text-properties officeooo:rsid="003dbc14"/>
    </style:style>
    <style:style style:name="T10" style:family="text">
      <style:text-properties officeooo:rsid="0022f495"/>
    </style:style>
    <style:style style:name="T11" style:family="text">
      <style:text-properties officeooo:rsid="00240f72"/>
    </style:style>
    <style:style style:name="T12" style:family="text">
      <style:text-properties officeooo:rsid="003f12bf"/>
    </style:style>
    <style:style style:name="T13" style:family="text">
      <style:text-properties officeooo:rsid="0041a9dd"/>
    </style:style>
    <style:style style:name="T14" style:family="text">
      <style:text-properties officeooo:rsid="003aa418"/>
    </style:style>
    <style:style style:name="T15" style:family="text">
      <style:text-properties officeooo:rsid="003c2c90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officeooo:rsid="00240f72"/>
    </style:style>
    <style:style style:name="T18" style:family="text">
      <style:text-properties fo:color="#ff0000" loext:opacity="100%" officeooo:rsid="00240f72"/>
    </style:style>
    <style:style style:name="T19" style:family="text">
      <style:text-properties officeooo:rsid="0028ab13"/>
    </style:style>
    <style:style style:name="T20" style:family="text">
      <style:text-properties officeooo:rsid="002a52bd"/>
    </style:style>
    <style:style style:name="T21" style:family="text">
      <style:text-properties style:font-name="Times New Roman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ubject>HubGourmet – Sistema de Gestão de Eventos Gastronômicos</text:subject><text:line-break/></text:h>
      <text:h text:style-name="P2" text:outline-level="1">Introdução</text:h>
      <text:p text:style-name="P3"><text:span text:style-name="T1"><text:tab/></text:span><text:span text:style-name="T2">Esse documento trará os requisitos funcionais do projeto </text:span><text:span text:style-name="T3">HubGourmet </text:span><text:span text:style-name="T2">em formato de histórias de usuário. São tratados aqui 7 atores possíveis para o sistema, todos da perspectiva de usuários humanos.</text:span></text:p>
      <text:p text:style-name="P3"><text:tab/><text:span text:style-name="T3">Os requisitos estão divididos em dois grupos: o primeiro é um conjunto de requisitos essenciais a serem desenvolvidos ainda na fase de prototipação, tornando o sistema viável e operacionalizável. O segundo grupo de requisitos representam aqueles a serem desenvolvidos após o primeiro protótipo, agregando valor ao produto na medida em que forem implementados.</text:span></text:p>
      <text:p text:style-name="P3"/>
      <text:h text:style-name="P4" text:outline-level="1">Descrições dos Atores</text:h>
      <text:h text:style-name="Heading_20_2" text:outline-level="2">Usuário do Sistema</text:h>
      <text:p text:style-name="P5"><text:tab/><text:span text:style-name="T1">Qualquer participante que possa fazer uso do sistema na condição de usuário do sistema, incluindo organizadores, expositores, visitantes, colaboradores, parceiros e órgãos reguladores na condição de usuário do sistema naquilo que lhes for comum.</text:span></text:p>
      <text:h text:style-name="P6" text:outline-level="2">Organizador de eventos</text:h>
      <text:p text:style-name="P7"><text:tab/><text:span text:style-name="T2">Qualquer usuário do sistema que exerça o papel de organizador de eventos, que irá realizar as feiras.</text:span></text:p>
      <text:h text:style-name="P6" text:outline-level="2">Expositor</text:h>
      <text:p text:style-name="P7"><text:tab/><text:span text:style-name="T2">Os possíveis expositores para as feiras, incluindo restaurantes, </text:span><text:span text:style-name="T4">foodtrucks</text:span><text:span text:style-name="T2">, chefes de cozinha e cozinheiros independentes.</text:span></text:p>
      <text:h text:style-name="P8" text:outline-level="2">Visitantes</text:h>
      <text:p text:style-name="P9"><text:tab/><text:span text:style-name="T3">O público em geral que frequentará as feiras.</text:span></text:p>
      <text:h text:style-name="P8" text:outline-level="2">Colaborador</text:h>
      <text:p text:style-name="P9"><text:tab/><text:span text:style-name="T5">Inclui </text:span>funcionários, trabalhadores temporários e voluntários <text:span text:style-name="T3">que darão suporte na realização das feiras.</text:span></text:p>
      <text:h text:style-name="P8" text:outline-level="2">Parceiro</text:h>
      <text:p text:style-name="P9"><text:tab/><text:span text:style-name="T3">Os possíveis fornecedorese patrocinadores que queiram auxiliar com a realização das feiras</text:span></text:p>
      <text:h text:style-name="P8" text:outline-level="2">Órgãos Reguladores</text:h>
      <text:p text:style-name="P9"><text:tab/><text:span text:style-name="T6">Órgãos reguladores e fiscalizadores como a Vigilância Sanitária, Bombeiros, e prefeituras </text:span><text:span text:style-name="T3">que precisarão averiguar as condições de execução das feiras</text:span></text:p>
      <text:p text:style-name="Standard"/>
      <text:h text:style-name="P10" text:outline-level="1"/>
      <text:h text:style-name="P11" text:outline-level="1">Requisitos Essenciais</text:h>
      <text:p text:style-name="P12"><text:tab/><text:span text:style-name="T7">Seguem abaixo as histórias de usuário que evidenciam os requisitos essenciais.</text:span></text:p>
      <text:h text:style-name="Heading_20_2" text:outline-level="2">Usuário do Sistema</text:h>
      <text:list text:style-name="L1">
        <text:list-item>
          <text:p text:style-name="P13">Como usuário quero criar conta para ter meu registro dentro do sistema e realizar operações dentro dele</text:p>
        </text:list-item>
        <text:list-item>
          <text:p text:style-name="P13">Como usuário quero me autenticar</text:p>
        </text:list-item>
        <text:list-item>
          <text:p text:style-name="P14">Como usuário quero listar feiras para ver quais feiras estão inseridas no sistema</text:p>
        </text:list-item>
        <text:list-item>
          <text:p text:style-name="P14">Como usuário quero listar expositores em feiras para saber quais expositores estão registrados em quais feiras</text:p>
        </text:list-item>
        <text:list-item>
          <text:p text:style-name="P14">Como usuário quero listar produto de expositor em feira, para saber quais produtos estão sendo oferecidos pelo expositor em cada feira que ele particapa/participou/participará</text:p>
        </text:list-item>
        <text:list-item>
          <text:p text:style-name="P14">Como usuário quero ler dados da feira, para saber seus dados pertinentes a: nome, descrição, data de início, data de término, local, cidade, estado</text:p>
        </text:list-item>
        <text:list-item>
          <text:p text:style-name="P13">Como usuário quero ler dados de expositor em feira para saber seus nomes, descrição e contato</text:p>
        </text:list-item>
        <text:list-item>
          <text:p text:style-name="P13">Como usuário quero ler dados de produtos de expositor em feira, sabendo seus nomes, descrições, e preços.</text:p>
        </text:list-item>
      </text:list>
      <text:p text:style-name="P15"/>
      <text:h text:style-name="P16" text:outline-level="2">Organizador de eventos</text:h>
      <text:list xml:id="list3151378357" text:style-name="L2">
        <text:list-item>
          <text:p text:style-name="P17">Como organizador quero criar <text:span text:style-name="T5">registros </text:span>feiras para poder realizar esses eventos</text:p>
        </text:list-item>
        <text:list-item>
          <text:p text:style-name="P17">Como organizador quero editar feiras, para alterar seus dados e informações, corrigindo erros e <text:span text:style-name="T8">deixando-os atualizados</text:span></text:p>
        </text:list-item>
        <text:list-item>
          <text:p text:style-name="P18">Como organizador de eventos quero excluir eventos para remover o registro de evento sem expositores associados</text:p>
        </text:list-item>
        <text:list-item>
          <text:p text:style-name="P18">Como organizador quero excluir registro de expositor para remover expositores sem listas de produtos ou produtos registrados</text:p>
        </text:list-item>
      </text:list>
      <text:p text:style-name="P19"/>
      <text:h text:style-name="P16" text:outline-level="2">Expositor</text:h>
      <text:list xml:id="list3604643333" text:style-name="L3">
        <text:list-item>
          <text:p text:style-name="P20">Como expositor quero criar <text:span text:style-name="T9">meu </text:span>registro de expositor para <text:span text:style-name="T10">acessar o sistema e me </text:span>associar/<text:span text:style-name="T11">candidatar</text:span> a evento</text:p>
        </text:list-item>
        <text:list-item>
          <text:p text:style-name="P20">Como expositor quero editar <text:span text:style-name="T12">meu </text:span>registro de expositor para atualizar <text:span text:style-name="T10">minhas </text:span>informações</text:p>
        </text:list-item>
        <text:list-item>
          <text:p text:style-name="P21">Como expositor quero criar lista de produtos para associá-los e oferecê-los em evento</text:p>
        </text:list-item>
        <text:list-item>
          <text:p text:style-name="P21">Como expositor quero editar lista de produtos para atualizá-los</text:p>
        </text:list-item>
        <text:list-item>
          <text:p text:style-name="P21">Como expositor quero excluir listo de produtos, para remover listas sem produtos</text:p>
        </text:list-item>
        <text:list-item>
          <text:p text:style-name="P21">Como expositor quero criar produtos para associá-los a lista de produtos minhas</text:p>
        </text:list-item>
        <text:list-item>
          <text:p text:style-name="P21">Como expositor quero editar produtos para atualizá-los</text:p>
        </text:list-item>
        <text:list-item>
          <text:p text:style-name="P21">Como expositor quero excluir produtos, para <text:span text:style-name="T12">que eu possa </text:span>removê-lo<text:span text:style-name="T12">s e não me comprometer com o seu fornecimento</text:span></text:p>
        </text:list-item>
      </text:list>
      <text:p text:style-name="P22"/>
      <text:p text:style-name="P22"/>
      <text:p text:style-name="P22"/>
      <text:h text:style-name="P16" text:outline-level="2"><text:soft-page-break/>Visitantes</text:h>
      <text:list xml:id="list976317301" text:style-name="L4">
        <text:list-item>
          <text:p text:style-name="P23">Como visitante quero gerar ingresso de evento para participar do evento naquele dia</text:p>
        </text:list-item>
        <text:list-item>
          <text:p text:style-name="P23">Como visitante quero ler ingresso para visualizar suas informações</text:p>
        </text:list-item>
        <text:list-item>
          <text:p text:style-name="P23">Como visitante, eu quero visualizar a programação completa do evento, para que eu planeje minha visita.</text:p>
        </text:list-item>
        <text:list-item>
          <text:p text:style-name="P23">Como visitante, eu quero acessar a lista de expositores e suas especialidades, para que eu saiba o que encontrarei.</text:p>
        </text:list-item>
      </text:list>
      <text:p text:style-name="P24"/>
      <text:h text:style-name="P25" text:outline-level="1">Requisitos <text:span text:style-name="T13">Posteriores</text:span></text:h>
      <text:p text:style-name="P26"><text:span text:style-name="T7"><text:tab/>Abaixo estão listadas histórias de usuário </text:span><text:span text:style-name="T14">que evidenciam funcionalidades importantes, mas não basais do sistema. </text:span><text:span text:style-name="T15">Estas serão desenvolvidas e implementadas após o primeiro protótipo</text:span></text:p>
      <text:p text:style-name="P26"/>
      <text:h text:style-name="P27" text:outline-level="2">Organizador de eventos</text:h>
      <text:list text:continue-list="list3151378357" text:style-name="L2">
        <text:list-item text:start-value="1">
          <text:p text:style-name="P28">Como organizador quero criar registro de expositor <text:span text:style-name="T13">aprovado em candidatura </text:span>para <text:span text:style-name="T10">o </text:span>associar a evento</text:p>
        </text:list-item>
        <text:list-item>
          <text:p text:style-name="P28">Como organizador quero editar registro de expositor <text:span text:style-name="T12">com anuência dele </text:span>para atualizar suas informações</text:p>
        </text:list-item>
        <text:list-item>
          <text:p text:style-name="P28">Como organizador quero e<text:span text:style-name="T12">aprovar cadastro de expositor candidato para participar de evento</text:span></text:p>
        </text:list-item>
        <text:list-item>
          <text:p text:style-name="P29">Como organizador, eu quero controlar o layout dos estandes, para que eu possa distribuir os espaços de forma eficiente.</text:p>
        </text:list-item>
        <text:list-item>
          <text:p text:style-name="P29">Como organizador, eu quero gerar relatórios financeiros e operacionais, para que eu possa avaliar o desempenho do evento.</text:p>
        </text:list-item>
        <text:list-item>
          <text:p text:style-name="P29">Como organizador, eu quero me comunicar diretamente com expositores, equipe de apoio e patrocinadores via sistema, para que todos estejam alinhados.</text:p>
        </text:list-item>
        <text:list-item>
          <text:p text:style-name="P29">Como organizador, eu quero acompanhar pendências e status de licenças e autorizações, para que o evento esteja em conformidade legal.</text:p>
        </text:list-item>
      </text:list>
      <text:p text:style-name="P30"/>
      <text:h text:style-name="P27" text:outline-level="2">Expositor</text:h>
      <text:list text:continue-list="list3604643333" text:style-name="L3">
        <text:list-item text:start-value="1">
          <text:p text:style-name="P20">Como expositor, eu quero escolher e reservar meu estande disponível, para que eu tenha um bom posicionamento no evento.</text:p>
        </text:list-item>
        <text:list-item>
          <text:p text:style-name="P20">Como expositor, eu quero acompanhar o status da minha inscrição e pendências (documentação, pagamentos), para que eu esteja regularizado.</text:p>
        </text:list-item>
        <text:list-item>
          <text:p text:style-name="P20">Como expositor, eu quero acessar dados de público esperado e informações logísticas, para que eu possa me planejar melhor.</text:p>
        </text:list-item>
        <text:list-item>
          <text:p text:style-name="P21"><text:span text:style-name="T16">Como expositor, eu quero receber feedback pós-evento, para que eu possa aprimorar minha participação em futuras exposições.</text:span></text:p>
        </text:list-item>
      </text:list>
      <text:p text:style-name="P31"/>
      <text:h text:style-name="P27" text:outline-level="2">Colaborador</text:h>
      <text:list text:style-name="L5">
        <text:list-item>
          <text:p text:style-name="P32">Comunicar-se com a equipe; gerenciar escalas; realizar tarefas; validar acessos e redenciais; auxiliar visitantes e expositores; prover informações</text:p>
        </text:list-item>
        <text:list-item>
          <text:p text:style-name="P32"><text:soft-page-break/>Como membro da equipe de apoio, eu quero acessar a lista de tarefas atribuídas, para que eu saiba exatamente o que fazer durante o evento.</text:p>
        </text:list-item>
        <text:list-item>
          <text:p text:style-name="P32">Como membro da equipe de apoio, eu quero registrar ocorrências ou problemas em tempo real, para que o organizador tome ações rápidas.</text:p>
        </text:list-item>
        <text:list-item>
          <text:p text:style-name="P32">Como membro da equipe de apoio, eu quero acessar mapas do evento, lista de expositores e cronogramas, para que eu oriente visitantes e participantes corretamente.</text:p>
        </text:list-item>
        <text:list-item>
          <text:p text:style-name="P32">Como membro da equipe de apoio, eu quero receber notificações de alterações nas atividades, para que eu me adapte às mudanças.</text:p>
        </text:list-item>
      </text:list>
      <text:p text:style-name="P31"/>
      <text:h text:style-name="P33" text:outline-level="2">Parceiro</text:h>
      <text:list text:style-name="L6">
        <text:list-item>
          <text:p text:style-name="P34">Como parceiro, eu quero visualizar relatórios de alcance e participação no evento, para que eu avalie o retorno do meu investimento.</text:p>
        </text:list-item>
        <text:list-item>
          <text:p text:style-name="P34">Como parceiro, eu quero cadastrar minha marca e materiais promocionais no sistema, para que eles sejam exibidos no site e app do evento.</text:p>
        </text:list-item>
        <text:list-item>
          <text:p text:style-name="P34">Como parceiro, eu quero escolher cotas de patrocínio e visualizar os benefícios de cada uma, para que eu tome decisões informadas.</text:p>
        </text:list-item>
        <text:list-item>
          <text:p text:style-name="P34">Como parceiro, eu quero acompanhar o cronograma de ativações da minha marca durante o evento, para que eu organize minha equipe.</text:p>
        </text:list-item>
        <text:list-item>
          <text:p text:style-name="P34"><text:span text:style-name="T17">Como parceiro, eu quero acessar os dados logísticos (montagem, desmontagem, acessos), para que eu planeje minhas operações.</text:span></text:p>
        </text:list-item>
      </text:list>
      <text:p text:style-name="P31"/>
      <text:h text:style-name="P33" text:outline-level="2">Órgãos Reguladores<text:span text:style-name="T18"/></text:h>
      <text:list text:style-name="L7">
        <text:list-item>
          <text:p text:style-name="P35">Como órgão regulador, eu quero acessar os dados dos expositores (CNPJ, licenças, alvarás), para que eu possa verificar se estão em conformidade.</text:p>
        </text:list-item>
        <text:list-item>
          <text:p text:style-name="P35">Como órgão regulador, eu quero acessar mapas e planta baixa do evento, para que eu avalie as condições de segurança e fluxo de pessoas.</text:p>
        </text:list-item>
        <text:list-item>
          <text:p text:style-name="P35">Como órgão regulador, eu quero acompanhar a situação das licenças e autorizações do evento, para que eu valide ou recomende ajustes.</text:p>
        </text:list-item>
        <text:list-item>
          <text:p text:style-name="P35">Como órgão regulador, eu quero gerar relatórios de inspeção diretamente no sistema, para que o processo seja ágil e transparente.</text:p>
        </text:list-item>
      </text:list>
      <text:p text:style-name="P31"/>
      <text:h text:style-name="P27" text:outline-level="2">Visitantes</text:h>
      <text:list text:continue-list="list976317301" text:style-name="L4">
        <text:list-item text:start-value="1">
          <text:p text:style-name="P36">Como visitante quero <text:span text:style-name="T19">avaliar expositor para compartilhar suas qualidades e defeitos</text:span></text:p>
        </text:list-item>
        <text:list-item>
          <text:p text:style-name="P36">Como visitante quero <text:span text:style-name="T19">avaliar </text:span><text:span text:style-name="T20">eventos para</text:span><text:span text:style-name="T19"> compartilhar suas qualidades e defeitos</text:span></text:p>
        </text:list-item>
        <text:list-item>
          <text:p text:style-name="P36">Como visitante, eu quero receber notificações de alterações, novidades e promoções, para que eu fique atualizado.</text:p>
        </text:list-item>
        <text:list-item>
          <text:p text:style-name="P36">Como visitante, eu quero receber notificações de alterações, novidades e promoções, para que eu fique atualizado.</text:p>
        </text:list-item>
        <text:list-item>
          <text:p text:style-name="P36">Como visitante, eu quero me inscrever em oficinas, palestras ou degustações, para que eu tenha uma experiência interativa no evento.</text:p>
        </text:list-item>
      </text:list>
      <text:p text:style-name="P37"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8b0a8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officeooo:rsid="00148a26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ões de casos de uso</text:span><text:span text:style-name="MT2">: </text:span><text:span text:style-name="MT2"><text:title>Histórias de Usuário</text:title></text:span><text:span text:style-name="MT2"><text:s/></text:span></text:p>
            </table:table-cell>
            <table:table-cell table:style-name="Tabela2.B1" office:value-type="string">
              <text:p text:style-name="MP1">Dat<text:span text:style-name="MT3">a</text:span>: <text:span text:style-name="MT3">23</text:span>/<text:span text:style-name="MT3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8T14:02:11.470593810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2"> </text:span><text:span text:style-name="Page_20_Number"><text:span text:style-name="MT2"><text:page-number text:select-page="current">4</text:page-number></text:span></text:span><text:span text:style-name="Page_20_Number"><text:span text:style-name="MT2"><text:s/>of </text:span></text:span><text:span text:style-name="Page_20_Number"><text:span text:style-name="MT6"><text:page-count style:num-format="1">4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Histórias de Usuário</dc:title>
    <dc:subject>HubGourmet – Sistema de Gestão de Eventos Gastronômicos</dc:subject>
    <meta:creation-date>2023-04-12T16:20:20.010000000</meta:creation-date>
    <dc:date>2025-06-28T14:02:11.410325900</dc:date>
    <meta:editing-cycles>34</meta:editing-cycles>
    <meta:editing-duration>P2171DT14H26M24S</meta:editing-duration>
    <meta:generator>LibreOffice/25.2.4.3$Windows_X86_64 LibreOffice_project/33e196637044ead23f5c3226cde09b47731f7e27</meta:generator>
    <meta:document-statistic meta:table-count="2" meta:image-count="0" meta:object-count="0" meta:page-count="4" meta:paragraph-count="92" meta:word-count="1298" meta:character-count="8412" meta:non-whitespace-character-count="7267"/>
  </office:meta>
</office:document-meta>
</file>